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 manifest:media-type="application/octet-stream"/>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 2" manifest:media-type="application/octet-stream"/>
  <manifest:file-entry manifest:full-path="Object 3" manifest:media-type="application/octet-stream"/>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text-align="center" style:justify-single-word="false"/>
      <style:text-properties style:font-name="Liberation Serif" fo:font-size="12pt" style:font-name-asian="Liberation Serif" style:font-size-asian="12pt" style:font-name-complex="Liberation Serif"/>
    </style:style>
    <style:style style:name="P2" style:family="paragraph" style:parent-style-name="Normal">
      <style:text-properties style:font-name="Liberation Serif" fo:font-size="14pt" style:font-name-asian="Liberation Serif" style:font-size-asian="14pt" style:font-name-complex="Liberation Serif"/>
    </style:style>
    <style:style style:name="P3" style:family="paragraph" style:parent-style-name="Normal">
      <style:text-properties fo:font-size="14pt" style:font-size-asian="14pt" style:font-size-complex="14pt"/>
    </style:style>
    <style:style style:name="P4" style:family="paragraph" style:parent-style-name="Normal">
      <style:text-properties fo:font-size="14pt" style:font-name-asian="Calibri" style:font-size-asian="14pt" style:font-name-complex="Calibri"/>
    </style:style>
    <style:style style:name="P5" style:family="paragraph" style:parent-style-name="Normal">
      <style:text-properties fo:font-size="14pt" style:font-name-asian="Calibri" style:font-size-asian="14pt" style:font-size-complex="14pt"/>
    </style:style>
    <style:style style:name="P6" style:family="paragraph" style:parent-style-name="Normal">
      <style:text-properties style:font-name-asian="Calibri"/>
    </style:style>
    <style:style style:name="P7" style:family="paragraph" style:parent-style-name="Normal">
      <style:paragraph-properties fo:text-align="center" style:justify-single-word="false"/>
    </style:style>
    <style:style style:name="P8" style:family="paragraph" style:parent-style-name="TM_20_1">
      <style:paragraph-properties>
        <style:tab-stops>
          <style:tab-stop style:position="15.984cm" style:type="right" style:leader-style="dotted" style:leader-text="."/>
        </style:tab-stops>
      </style:paragraph-properties>
    </style:style>
    <style:style style:name="P9" style:family="paragraph" style:parent-style-name="TM_20_3">
      <style:paragraph-properties>
        <style:tab-stops>
          <style:tab-stop style:position="15.208cm" style:type="right" style:leader-style="dotted" style:leader-text="."/>
        </style:tab-stops>
      </style:paragraph-properties>
    </style:style>
    <style:style style:name="P10" style:family="paragraph" style:parent-style-name="Normal">
      <style:paragraph-properties fo:margin-left="1.244cm" fo:margin-right="0cm" fo:margin-top="0cm" fo:margin-bottom="0.282cm" loext:contextual-spacing="false" fo:line-height="100%" fo:text-indent="0cm" style:auto-text-indent="false">
        <style:tab-stops/>
      </style:paragraph-properties>
    </style:style>
    <style:style style:name="P11" style:family="paragraph" style:parent-style-name="Normal">
      <style:paragraph-properties fo:margin-top="0cm" fo:margin-bottom="0.282cm" loext:contextual-spacing="false" fo:line-height="100%"/>
    </style:style>
    <style:style style:name="P12" style:family="paragraph" style:parent-style-name="Normal">
      <style:paragraph-properties fo:margin-left="0cm" fo:margin-right="0cm" fo:margin-top="0cm" fo:margin-bottom="0.282cm" loext:contextual-spacing="false" fo:line-height="100%" fo:text-indent="1.249cm" style:auto-text-indent="false"/>
    </style:style>
    <style:style style:name="P13" style:family="paragraph" style:parent-style-name="Heading_20_3">
      <style:text-properties style:font-name-asian="Calibri"/>
    </style:style>
    <style:style style:name="P14" style:family="paragraph" style:parent-style-name="Heading_20_3">
      <style:text-properties style:font-name-asian="Calibri" style:font-size-complex="16pt"/>
    </style:style>
    <style:style style:name="P15" style:family="paragraph" style:parent-style-name="Normal" style:master-page-name="MP0">
      <style:paragraph-properties fo:text-align="center" style:justify-single-word="false" style:page-number="auto" fo:break-before="page"/>
      <style:text-properties style:font-name="Liberation Serif" fo:font-size="12pt" style:font-name-asian="Liberation Serif" style:font-size-asian="12pt" style:font-name-complex="Liberation Serif"/>
    </style:style>
    <style:style style:name="P16" style:family="paragraph" style:parent-style-name="Heading_20_1">
      <style:paragraph-properties fo:text-align="center" style:justify-single-word="false"/>
    </style:style>
    <style:style style:name="P17" style:family="paragraph">
      <loext:graphic-properties draw:fill="none"/>
      <style:paragraph-properties style:writing-mode="lr-tb" style:font-independent-line-spacing="false"/>
    </style:style>
    <style:style style:name="T1" style:family="text">
      <style:text-properties style:font-name="Calibri Light" fo:font-size="14pt" style:font-name-asian="Times New Roman" style:font-size-asian="14pt" style:font-name-complex="Times New Roman" style:font-size-complex="14pt"/>
    </style:style>
    <style:style style:name="T2" style:family="text">
      <style:text-properties fo:font-size="14pt" style:font-name-asian="Calibri" style:font-size-asian="14pt" style:font-name-complex="Calibri"/>
    </style:style>
    <style:style style:name="T3" style:family="text">
      <style:text-properties fo:font-size="14pt" officeooo:rsid="001d0a76" style:font-name-asian="Calibri" style:font-size-asian="14pt" style:font-name-complex="Calibri"/>
    </style:style>
    <style:style style:name="T4" style:family="text">
      <style:text-properties style:font-name-asian="Liberation Serif"/>
    </style:style>
    <style:style style:name="T5" style:family="text">
      <style:text-properties style:font-name-asian="Calibri"/>
    </style:style>
    <style:style style:name="T6" style:family="text">
      <style:text-properties style:font-name="Liberation Serif" fo:font-size="14pt" style:font-name-asian="Liberation Serif" style:font-size-asian="14pt" style:font-name-complex="Liberation Serif"/>
    </style:style>
    <style:style style:name="fr1"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cm" draw:visible-area-height="5cm"/>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left" draw:textarea-vertical-align="top" draw:auto-grow-height="false" draw:auto-grow-width="false" fo:padding-top="0.127cm" fo:padding-bottom="0.127cm" fo:padding-left="0.254cm" fo:padding-right="0.254cm" fo:wrap-option="wrap"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
      <text:p text:style-name="P1"/>
      <text:p text:style-name="P1"/>
      <text:p text:style-name="P1"/>
      <text:p text:style-name="P1"/>
      <text:p text:style-name="P1"/>
      <text:p text:style-name="P1"/>
      <text:p text:style-name="P1"/>
      <text:p text:style-name="P1"/>
      <text:p text:style-name="P1"/>
      <text:h text:style-name="P16" text:outline-level="1"><text:bookmark-start text:name="_Toc89780845"/><text:bookmark-start text:name="_Toc89780811"/><text:span text:style-name="Police_20_par_20_défaut"><text:span text:style-name="T4">Rapport de projet <text:line-break/>SAE 1.06</text:span></text:span><text:bookmark-end text:name="_Toc89780845"/><text:bookmark-end text:name="_Toc89780811"/></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Groupe : Macéo BLONDE S1G1 –Yohan LAPIERRE S1G1<text:tab/><text:tab/><text:tab/></text:p>
      <text:p text:style-name="En-tête_20_de_20_table_20_des_20_matières"><text:soft-page-break/>Table des matières</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text:a xlink:type="simple" xlink:href="#_Toc89780845" office:target-frame-name="_top" xlink:show="replace" text:style-name="Internet_20_link" text:visited-style-name="Visited_20_Internet_20_Link"><text:span text:style-name="Lien_20_hypertexte"><text:span text:style-name="T4">Rapport de projet <text:s/>SAE 1.06</text:span></text:span></text:a><text:a xlink:type="simple" xlink:href="#_Toc89780845" office:target-frame-name="_top" xlink:show="replace" text:style-name="Internet_20_link" text:visited-style-name="Visited_20_Internet_20_Link"><text:tab/>1</text:a></text:p>
          <text:p text:style-name="P9"><text:a xlink:type="simple" xlink:href="#_Toc89780846" office:target-frame-name="_top" xlink:show="replace" text:style-name="Internet_20_link" text:visited-style-name="Visited_20_Internet_20_Link"><text:span text:style-name="Lien_20_hypertexte"><text:span text:style-name="T5">Répartition des tâches :</text:span></text:span></text:a><text:a xlink:type="simple" xlink:href="#_Toc89780846" office:target-frame-name="_top" xlink:show="replace" text:style-name="Internet_20_link" text:visited-style-name="Visited_20_Internet_20_Link"><text:tab/>2</text:a></text:p>
          <text:p text:style-name="P9"><text:a xlink:type="simple" xlink:href="#_Toc89780847" office:target-frame-name="_top" xlink:show="replace" text:style-name="Internet_20_link" text:visited-style-name="Visited_20_Internet_20_Link"><text:span text:style-name="Lien_20_hypertexte"><text:span text:style-name="T5">Cahier des charges :</text:span></text:span></text:a><text:a xlink:type="simple" xlink:href="#_Toc89780847" office:target-frame-name="_top" xlink:show="replace" text:style-name="Internet_20_link" text:visited-style-name="Visited_20_Internet_20_Link"><text:tab/>2</text:a></text:p>
          <text:p text:style-name="P9"><text:a xlink:type="simple" xlink:href="#_Toc89780848" office:target-frame-name="_top" xlink:show="replace" text:style-name="Internet_20_link" text:visited-style-name="Visited_20_Internet_20_Link"><text:span text:style-name="Lien_20_hypertexte"><text:span text:style-name="T5">Maquette du site :</text:span></text:span></text:a><text:a xlink:type="simple" xlink:href="#_Toc89780848" office:target-frame-name="_top" xlink:show="replace" text:style-name="Internet_20_link" text:visited-style-name="Visited_20_Internet_20_Link"><text:tab/>3</text:a></text:p>
          <text:p text:style-name="P9"><text:a xlink:type="simple" xlink:href="#_Toc89780849" office:target-frame-name="_top" xlink:show="replace" text:style-name="Internet_20_link" text:visited-style-name="Visited_20_Internet_20_Link"><text:span text:style-name="Lien_20_hypertexte">Exemple de résultat :</text:span></text:a><text:a xlink:type="simple" xlink:href="#_Toc89780849" office:target-frame-name="_top" xlink:show="replace" text:style-name="Internet_20_link" text:visited-style-name="Visited_20_Internet_20_Link"><text:tab/>5</text:a></text:p>
          <text:p text:style-name="P9"><text:a xlink:type="simple" xlink:href="#_Toc89780850" office:target-frame-name="_top" xlink:show="replace" text:style-name="Internet_20_link" text:visited-style-name="Visited_20_Internet_20_Link"><text:span text:style-name="Lien_20_hypertexte">PowerPoint :</text:span></text:a><text:a xlink:type="simple" xlink:href="#_Toc89780850" office:target-frame-name="_top" xlink:show="replace" text:style-name="Internet_20_link" text:visited-style-name="Visited_20_Internet_20_Link"><text:tab/>6</text:a></text:p>
        </text:index-body>
      </text:table-of-content>
      <text:p text:style-name="Normal"/>
      <text:p text:style-name="En-tête_20_de_20_table_20_des_20_matières"/>
      <text:h text:style-name="P13" text:outline-level="3"><text:bookmark-start text:name="_Toc89780846"/><text:bookmark-start text:name="_Toc89780812"/>Répartition des tâches :<text:bookmark-end text:name="_Toc89780846"/><text:bookmark-end text:name="_Toc89780812"/></text:h>
      <text:p text:style-name="Normal"/>
      <text:p text:style-name="Normal"/>
      <text:p text:style-name="P10"><text:span text:style-name="Police_20_par_20_défaut"><text:span text:style-name="T2">Téléchargement des données et conversions de celles-ci pour l’Ain <text:tab/>et Jura : Macéo</text:span></text:span></text:p>
      <text:p text:style-name="P11"><text:span text:style-name="Police_20_par_20_défaut"><text:span text:style-name="T2"><text:tab/>Téléchargement des données et conversions de celles-ci pour la <text:tab/>Saône-et-Loire : Yohan</text:span></text:span></text:p>
      <text:p text:style-name="P11"><text:span text:style-name="Police_20_par_20_défaut"><text:span text:style-name="T2"><text:tab/>Organisation et vérification des données de la base de données <text:tab/>commune : </text:span></text:span><text:span text:style-name="Police_20_par_20_défaut"><text:span text:style-name="T3">Yohan</text:span></text:span></text:p>
      <text:p text:style-name="P11"><text:span text:style-name="Police_20_par_20_défaut"><text:span text:style-name="T2"><text:tab/>PowerPoint sur les données Numériques : </text:span></text:span><text:span text:style-name="Police_20_par_20_défaut"><text:span text:style-name="T3">Yohan</text:span></text:span></text:p>
      <text:p text:style-name="P11"><text:span text:style-name="Police_20_par_20_défaut"><text:span text:style-name="T2"><text:tab/>Recherche des 2 premières entreprises : Yohan</text:span></text:span></text:p>
      <text:p text:style-name="P11"><text:span text:style-name="Police_20_par_20_défaut"><text:span text:style-name="T2"><text:tab/>Recherche des 2 dernières entreprises : </text:span></text:span><text:span text:style-name="Police_20_par_20_défaut"><text:span text:style-name="T3">Yohan</text:span></text:span></text:p>
      <text:p text:style-name="P11"><text:span text:style-name="Police_20_par_20_défaut"><text:span text:style-name="T2"><text:tab/>Contacter les entreprises par téléphone/e-mail : Yohan</text:span></text:span></text:p>
      <text:p text:style-name="P11"><text:span text:style-name="Police_20_par_20_défaut"><text:span text:style-name="T2"><text:tab/>Document de répartition des tâches : Yohan</text:span></text:span></text:p>
      <text:p text:style-name="P11"><text:span text:style-name="Police_20_par_20_défaut"><text:span text:style-name="T2"><text:tab/>Entrer les données dans le form : Macéo</text:span></text:span></text:p>
      <text:p text:style-name="P12"><text:span text:style-name="Police_20_par_20_défaut"><text:span text:style-name="T2">Cahier des charges des utilisateurs : Macéo</text:span></text:span></text:p>
      <text:p text:style-name="P11"><text:span text:style-name="Police_20_par_20_défaut"><text:span text:style-name="T2"><text:tab/>Création de la base de donnee Etudiant : Yohan</text:span></text:span></text:p>
      <text:p text:style-name="P11"><text:span text:style-name="Police_20_par_20_défaut"><text:span text:style-name="T2"><text:tab/>Aperçu du rendu base de données : Yohan</text:span></text:span></text:p>
      <text:p text:style-name="P11"><text:span text:style-name="Police_20_par_20_défaut"><text:span text:style-name="T2"><text:tab/>Exemple du site: Yohan</text:span></text:span></text:p>
      <text:p text:style-name="P11"><text:span text:style-name="Police_20_par_20_défaut"><text:span text:style-name="T2"><text:tab/>Rapport de la S.A.E : </text:span></text:span><text:span text:style-name="Police_20_par_20_défaut"><text:span text:style-name="T3">Y</text:span></text:span><text:span text:style-name="Police_20_par_20_défaut"><text:span text:style-name="T2">ohan</text:span></text:span></text:p>
      <text:p text:style-name="Normal"/>
      <text:p text:style-name="P4"/>
      <text:p text:style-name="P4"/>
      <text:h text:style-name="P14" text:outline-level="3"><text:bookmark-start text:name="_Toc89780847"/><text:bookmark-start text:name="_Toc89780813"/>Cahier des charges :<text:bookmark-end text:name="_Toc89780847"/><text:bookmark-end text:name="_Toc89780813"/></text:h>
      <text:p text:style-name="P6"/>
      <text:p text:style-name="P6"/>
      <text:p text:style-name="Normal"><text:soft-page-break/><text:span text:style-name="Police_20_par_20_défaut"><text:span text:style-name="T2">Nous avons réfléchi à quelles données pourraient intéresser des archétypes d’utilisateurs qui seraient les plus à même d’utiliser une telle basse de données.<text:line-break/>Nous avons utilisé cette réflexion pour créer une carte mental sur X-mind qui nous serviras de cahier des charges :</text:span></text:span></text:p>
      <text:p text:style-name="Normal"><draw:frame draw:style-name="fr1" draw:name="Picture 1" text:anchor-type="as-char" svg:y="0cm" svg:width="14.658cm" style:rel-width="scale" svg:height="8.334cm" style:rel-height="scale" draw:z-index="5"><draw:object-ole xlink:href="./Object 1" xlink:type="simple" xlink:show="embed" xlink:actuate="onLoad"/><draw:image xlink:href="./ObjectReplacements/Object 1" xlink:type="simple" xlink:show="embed" xlink:actuate="onLoad"/></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3" text:outline-level="3"><text:bookmark-start text:name="_Toc89780848"/><text:bookmark-start text:name="_Toc89780814"/>Maquette du site :<text:bookmark-end text:name="_Toc89780848"/><text:bookmark-end text:name="_Toc89780814"/></text:h>
      <text:p text:style-name="P6"/>
      <text:p text:style-name="P6"/>
      <text:p text:style-name="P5">Nous nous sommes basé sur le cahier des charges pour imaginer une maquette ayant pour but de permettre aux utilisateurs de rechercher les données qui leurs seraient les plus utiles dans la base de données en fonctions de critères que nous avons définis</text:p>
      <text:p text:style-name="P7"><text:soft-page-break/><draw:frame draw:style-name="fr1" draw:name="Picture 2" text:anchor-type="as-char" svg:y="0cm" svg:width="9.948cm" style:rel-width="scale" svg:height="14.102cm" style:rel-height="scale" draw:z-index="6"><draw:object-ole xlink:href="./Object 2" xlink:type="simple" xlink:show="embed" xlink:actuate="onLoad"/><draw:image xlink:href="./ObjectReplacements/Object 2" xlink:type="simple" xlink:show="embed" xlink:actuate="onLoad"/></draw:frame></text:p>
      <text:p text:style-name="P7"/>
      <text:p text:style-name="P2"/>
      <text:p text:style-name="Normal"><text:span text:style-name="Police_20_par_20_défaut"><text:span text:style-name="T6">Nous avons donc fait cette maquette de page de recherche, cette page serait</text:span></text:span></text:p>
      <text:p text:style-name="Normal"><text:span text:style-name="Police_20_par_20_défaut"><text:span text:style-name="T6">facilement adaptable pour les moteurs de recherche de téléphones mobile</text:span></text:span> <text:span text:style-name="Police_20_par_20_défaut"><text:span text:style-name="T6">ou une application mobile .</text:span></text:span></text:p>
      <text:p text:style-name="Normal"/>
      <text:p text:style-name="Normal"><text:span text:style-name="Police_20_par_20_défaut"><text:span text:style-name="T6">Les</text:span></text:span> <text:span text:style-name="Police_20_par_20_défaut"><text:span text:style-name="T6">personnes l’utilisant auraient déjà des critères</text:span></text:span> <text:span text:style-name="Police_20_par_20_défaut"><text:span text:style-name="T6">prédéfinis selon le type d’utilisateur :</text:span></text:span></text:p>
      <text:p text:style-name="Normal"><text:span text:style-name="Police_20_par_20_défaut"><text:span text:style-name="T6">Les utilisateurs après recevraient comme résultats des données prédéfinis en fonctions du type d’utilisateur sur lesquelles nous appliquerions les filtres que l’utilisateur à</text:span></text:span> <text:span text:style-name="Police_20_par_20_défaut"><text:span text:style-name="T6">choisi telle que la localité ou des infos supplémentaires</text:span></text:span></text:p>
      <text:p text:style-name="Normal"><text:span text:style-name="Police_20_par_20_défaut"><text:span text:style-name="T6">notamment comme le nombre de salariés</text:span></text:span></text:p>
      <text:p text:style-name="Normal"/>
      <text:p text:style-name="P2"/>
      <text:p text:style-name="Normal"><text:span text:style-name="Police_20_par_20_défaut"><text:span text:style-name="T6">Ainsi dans le cas d’un étudiant par exemple on lui renverrait le nom de l’entreprise, son adresse, ses informations de contact, la distance de bourg, son activité et si elle prend les stagiaires / alternance. <text:s/></text:span></text:span></text:p>
      <text:p text:style-name="Normal"/>
      <text:p text:style-name="Normal"><text:span text:style-name="Police_20_par_20_défaut"><text:span text:style-name="T6">On leurs permettrais aussi d’effectuer un tri de</text:span></text:span> <text:span text:style-name="Police_20_par_20_défaut"><text:span text:style-name="T6">base par ordre alphabétique mais pouvant être changer pour l’adresses ou le secteurs d’activité</text:span></text:span></text:p>
      <text:p text:style-name="Normal"/>
      <text:p text:style-name="Normal"><text:soft-page-break/><text:span text:style-name="Police_20_par_20_défaut"><text:span text:style-name="T6">Tous ces filtres ne seraient que facultatifs</text:span></text:span> <text:span text:style-name="Police_20_par_20_défaut"><text:span text:style-name="T6">et l’on pourrait rechercher une entreprise par</text:span></text:span> <text:span text:style-name="Police_20_par_20_défaut"><text:span text:style-name="T6">son nom. </text:span></text:span></text:p>
      <text:p text:style-name="Normal"><text:span text:style-name="Police_20_par_20_défaut"><text:span text:style-name="T6">Le système reste simple, il</text:span></text:span> <text:span text:style-name="Police_20_par_20_défaut"><text:span text:style-name="T6">suffit de cocher ce que l’on désire et lancer</text:span></text:span> <text:span text:style-name="Police_20_par_20_défaut"><text:span text:style-name="T6">la recherche.</text:span></text:span></text:p>
      <text:p text:style-name="Normal"/>
      <text:h text:style-name="Heading_20_3" text:outline-level="3"><text:bookmark-start text:name="_Toc89780849"/><text:bookmark-start text:name="_Toc89780815"/>Exemple de résultat :<text:bookmark-end text:name="_Toc89780849"/><text:bookmark-end text:name="_Toc89780815"/></text:h>
      <text:p text:style-name="P2"/>
      <text:p text:style-name="P2">De plus, nous avons déjà confectionné une base de données “Etudiante“ pour l’exemple de recherche que l’on a fait.</text:p>
      <text:p text:style-name="Normal"/>
      <text:p text:style-name="Normal"/>
      <text:p text:style-name="Normal"/>
      <text:p text:style-name="Normal"><draw:frame draw:style-name="fr1" draw:name="Picture 4" text:anchor-type="as-char" svg:y="0cm" svg:width="19.606cm" style:rel-width="scale" svg:height="8.573cm" style:rel-height="scale" draw:z-index="7"><draw:object-ole xlink:href="./Object 3" xlink:type="simple" xlink:show="embed" xlink:actuate="onLoad"/><draw:image xlink:href="./ObjectReplacements/Object 3" xlink:type="simple" xlink:show="embed" xlink:actuate="onLoad"/></draw:frame></text:p>
      <text:p text:style-name="Normal"/>
      <text:p text:style-name="Normal"/>
      <text:p text:style-name="Normal"/>
      <text:p text:style-name="Normal"/>
      <text:p text:style-name="Normal"/>
      <text:p text:style-name="Normal"/>
      <text:p text:style-name="Normal"/>
      <text:p text:style-name="Normal"/>
      <text:p text:style-name="P2">Nous avons remis à jours les informations retranscrites selon le type d’utilisateur : ici étudiant, afin de simplifier les informations que l’on renvoi à l’utilisateur et faciliter sa compréhension. (Les numéros de téléphone ont été réécrits sous forme habituelle) </text:p>
      <text:p text:style-name="Normal"/>
      <text:p text:style-name="Normal"/>
      <text:p text:style-name="Normal"/>
      <text:h text:style-name="Heading_20_3" text:outline-level="3"><text:bookmark-start text:name="_Toc89780850"/><text:bookmark-start text:name="_Toc89780816"/>PowerPoint :<text:bookmark-end text:name="_Toc89780850"/><text:bookmark-end text:name="_Toc89780816"/></text:h>
      <text:p text:style-name="Normal"/>
      <text:p text:style-name="Normal"><text:span text:style-name="Police_20_par_20_défaut"><text:span text:style-name="T6">Pour créer notre PowerPoint nous avons tout d'abord commencer par vérifier les données de la base de données commune, en effet il y a eu plusieurs cas ou des données tel que l'effectif étaient manquantes ou comme le code juridique qui </text:span></text:span><text:soft-page-break/><text:span text:style-name="Police_20_par_20_défaut"><text:span text:style-name="T6">était présent mais incomplet.</text:span></text:span></text:p>
      <text:p text:style-name="Normal"><text:span text:style-name="Police_20_par_20_défaut"><text:span text:style-name="T6">Après cela nous avons simplement effectué des doubles trie pour obtenir les données qui nous étaient demandées et en faire différents graphiques pour chaque donnée demandée réparties par départements.</text:span></text:span></text:p>
      <text:p text:style-name="Normal"><text:span text:style-name="Police_20_par_20_défaut"><text:span text:style-name="T6"/></text:span></text:p>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true" style:font-name-asian="Times New Roman" style:font-size-asian="11pt" style:language-asian="fr" style:country-asian="FR"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true" fo:background-color="transparent" style:font-name-asian="Times New Roman" style:font-size-asian="11pt" style:language-asian="fr" style:country-asian="FR"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000000" style:font-name="Calibri Light" fo:font-family="'Calibri Light'" style:font-family-generic="swiss" style:font-pitch="variable" fo:font-size="25pt" fo:font-weight="bold" style:font-size-asian="25pt" style:font-weight-asian="bold"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size-asian="13pt" style:font-size-complex="13pt" fo:hyphenate="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ize="16pt" style:text-underline-style="solid" style:text-underline-width="auto" style:text-underline-color="font-color" style:text-underline-mode="continuous" style:text-overline-mode="continuous" style:text-line-through-mode="continuous" style:font-size-asian="16pt" style:font-size-complex="12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orphans="2" fo:widows="2" fo:hyphenation-ladder-count="no-limit" style:text-autospace="ideograph-alpha" style:punctuation-wrap="hanging" style:vertical-align="auto"/>
      <style:text-properties style:letter-kerning="false" fo:hyphenate="true"/>
    </style:style>
    <style:style style:name="Footnote" style:family="paragraph" style:parent-style-name="Normal" style:class="extra">
      <style:paragraph-properties fo:hyphenation-ladder-count="no-limit"/>
      <style:text-properties fo:font-size="10pt" style:font-size-asian="10pt" style:font-size-complex="10pt"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En-tête_20_de_20_table_20_des_20_matières" style:display-name="En-tête de table des matières" style:family="paragraph" style:parent-style-name="Heading_20_1" style:next-style-name="Normal" style:default-outline-level="1" style:list-style-name="">
      <style:paragraph-properties fo:line-height="106%" fo:orphans="2" fo:widows="2" fo:hyphenation-ladder-count="no-limit" style:text-autospace="ideograph-alpha" style:punctuation-wrap="hanging" style:vertical-align="auto"/>
      <style:text-properties fo:color="#2e74b5" fo:font-size="16pt" fo:font-weight="normal" style:letter-kerning="false" style:font-size-asian="16pt" style:font-weight-asian="normal" fo:hyphenate="tru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M_20_3" style:display-name="TM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Police_20_par_20_défaut" style:display-name="Police par défaut" style:family="text"/>
    <style:style style:name="Titre_20_1_20_Car" style:display-name="Titre 1 Car" style:family="text" style:parent-style-name="Police_20_par_20_défaut">
      <style:text-properties fo:color="#000000" style:font-name="Calibri Light" fo:font-family="'Calibri Light'" style:font-family-generic="swiss" style:font-pitch="variable" fo:font-size="25pt" fo:font-weight="bold" style:font-name-asian="Times New Roman" style:font-family-asian="'Times New Roman'" style:font-family-generic-asian="roman" style:font-pitch-asian="variable" style:font-size-asian="25pt" style:font-weight-asian="bold" style:font-name-complex="Times New Roman" style:font-family-complex="'Times New Roman'" style:font-family-generic-complex="roman" style:font-pitch-complex="variable" style:font-size-complex="16pt"/>
    </style:style>
    <style:style style:name="Sans_20_interligne_20_Car" style:display-name="Sans interligne Car" style:family="text" style:parent-style-name="Police_20_par_20_défaut">
      <style:text-properties style:font-name="Calibri" fo:font-family="Calibri" style:font-family-generic="swiss" style:font-pitch="variable"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Note_20_de_20_bas_20_de_20_page_20_Car" style:display-name="Note de bas de page Car" style:family="text" style:parent-style-name="Police_20_par_20_défaut">
      <style:text-properties fo:font-size="10pt" style:font-size-asian="10pt" style:font-size-complex="10pt"/>
    </style:style>
    <style:style style:name="Appel_20_note_20_de_20_bas_20_de_20_p." style:display-name="Appel note de bas de p." style:family="text" style:parent-style-name="Police_20_par_20_défaut">
      <style:text-properties style:text-position="super 64%"/>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itre_20_3_20_Car" style:display-name="Titre 3 Car" style:family="text" style:parent-style-name="Police_20_par_20_défaut">
      <style:text-properties fo:color="#1f4d78" style:font-name="Calibri Light" fo:font-family="'Calibri Light'" style:font-family-generic="swiss" style:font-pitch="variable" fo:font-size="16pt"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2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loext:graphic-properties draw:fill="none"/>
      <style:paragraph-properties style:writing-mode="lr-tb" style:font-independent-line-spacing="false"/>
    </style:style>
    <style:style style:name="MT1" style:family="text">
      <style:text-properties style:font-name="Calibri Light" fo:font-size="14pt" style:font-name-asian="Times New Roman" style:font-size-asian="14pt" style:font-name-complex="Times New Roman" style:font-size-complex="14pt"/>
    </style:style>
    <style:style style:name="Mgr1" style:family="graphic">
      <style:graphic-properties draw:stroke="none" draw:fill="none" draw:textarea-horizontal-align="left" draw:textarea-vertical-align="top" draw:auto-grow-height="false" draw:auto-grow-width="false" fo:padding-top="0.127cm" fo:padding-bottom="0.127cm" fo:padding-left="0.254cm" fo:padding-right="0.254cm" fo:wrap-option="wrap" style:run-through="fore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draw:custom-shape text:anchor-type="paragraph" draw:z-index="8" draw:name="Organigramme : Alternative 2" draw:style-name="Mgr1" draw:text-style-name="MP1" svg:width="1.422cm" svg:height="1.227cm" svg:x="0cm" svg:y="0cm"><text:p/><draw:enhanced-geometry svg:viewBox="0 0 21600 21600" draw:path-stretchpoint-x="21600" draw:path-stretchpoint-y="21600" draw:text-areas="?f14 ?f14 ?f15 ?f16" draw:type="non-primitive"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f9 / 6"/><draw:equation draw:name="f11" draw:formula="5419351 / 1725033"/><draw:equation draw:name="f12" draw:formula="?f4 - ?f10"/><draw:equation draw:name="f13" draw:formula="?f6 - ?f10"/><draw:equation draw:name="f14" draw:formula="?f10 * 29289 / 100000"/><draw:equation draw:name="f15" draw:formula="?f4 - ?f14"/><draw:equation draw:name="f16" draw:formula="?f6 - ?f14"/><draw:equation draw:name="f17" draw:formula="21550000 - ?f2"/><draw:equation draw:name="f18" draw:formula="if(?f17, ?f2, 21550000)"/><draw:equation draw:name="f19" draw:formula="-21550000 - ?f18"/><draw:equation draw:name="f20" draw:formula="if(?f19, -21550000, ?f18)"/><draw:equation draw:name="f21" draw:formula="?f1 + ?f20"/><draw:equation draw:name="f22" draw:formula="?f1 + ?f2"/><draw:equation draw:name="f23" draw:formula="?f22 * ?f11 / ?f1"/><draw:equation draw:name="f24" draw:formula="0 - ?f23"/><draw:equation draw:name="f25" draw:formula="cos(?f24)"/><draw:equation draw:name="f26" draw:formula="0 - ?f25"/><draw:equation draw:name="f27" draw:formula="?f26 * ?f10"/><draw:equation draw:name="f28" draw:formula="sin(?f24)"/><draw:equation draw:name="f29" draw:formula="0 - ?f28"/><draw:equation draw:name="f30" draw:formula="?f29 * ?f10"/><draw:equation draw:name="f31" draw:formula="sqrt(?f27 * ?f27 + ?f30 * ?f30 + 0 * 0)"/><draw:equation draw:name="f32" draw:formula="?f10 * ?f10 / ?f31"/><draw:equation draw:name="f33" draw:formula="?f29 * ?f32"/><draw:equation draw:name="f34" draw:formula="?f3 - ?f33"/><draw:equation draw:name="f35" draw:formula="?f26 * ?f32"/><draw:equation draw:name="f36" draw:formula="?f10 - ?f35"/><draw:equation draw:name="f37" draw:formula="?f34 - ?f10"/><draw:equation draw:name="f38" draw:formula="?f36 - ?f10"/><draw:equation draw:name="f39" draw:formula="?f34 + ?f10"/><draw:equation draw:name="f40" draw:formula="?f36 + ?f10"/><draw:equation draw:name="f41" draw:formula="?f21 + ?f2"/><draw:equation draw:name="f42" draw:formula="?f41 * ?f11 / ?f1"/><draw:equation draw:name="f43" draw:formula="0 - ?f42"/><draw:equation draw:name="f44" draw:formula="cos(?f43)"/><draw:equation draw:name="f45" draw:formula="0 - ?f44"/><draw:equation draw:name="f46" draw:formula="?f45 * ?f10"/><draw:equation draw:name="f47" draw:formula="sin(?f43)"/><draw:equation draw:name="f48" draw:formula="0 - ?f47"/><draw:equation draw:name="f49" draw:formula="?f48 * ?f10"/><draw:equation draw:name="f50" draw:formula="sqrt(?f46 * ?f46 + ?f49 * ?f49 + 0 * 0)"/><draw:equation draw:name="f51" draw:formula="?f10 * ?f10 / ?f50"/><draw:equation draw:name="f52" draw:formula="?f48 * ?f51"/><draw:equation draw:name="f53" draw:formula="?f34 + ?f52"/><draw:equation draw:name="f54" draw:formula="?f45 * ?f51"/><draw:equation draw:name="f55" draw:formula="?f36 + ?f54"/><draw:equation draw:name="f56" draw:formula="if(?f20, ?f3, ?f37)"/><draw:equation draw:name="f57" draw:formula="if(?f20, ?f10, ?f38)"/><draw:equation draw:name="f58" draw:formula="if(?f20, ?f3, ?f39)"/><draw:equation draw:name="f59" draw:formula="if(?f20, ?f10, ?f40)"/><draw:equation draw:name="f60" draw:formula="if(?f20, ?f37, ?f53)"/><draw:equation draw:name="f61" draw:formula="if(?f20, ?f38, ?f55)"/><draw:equation draw:name="f62" draw:formula="if(?f20, ?f39, ?f53)"/><draw:equation draw:name="f63" draw:formula="if(?f20, ?f40, ?f55)"/><draw:equation draw:name="f64" draw:formula="?f0 + ?f20"/><draw:equation draw:name="f65" draw:formula="?f0 + ?f2"/><draw:equation draw:name="f66" draw:formula="?f65 * ?f11 / ?f1"/><draw:equation draw:name="f67" draw:formula="0 - ?f66"/><draw:equation draw:name="f68" draw:formula="cos(?f67)"/><draw:equation draw:name="f69" draw:formula="0 - ?f68"/><draw:equation draw:name="f70" draw:formula="?f69 * ?f10"/><draw:equation draw:name="f71" draw:formula="sin(?f67)"/><draw:equation draw:name="f72" draw:formula="0 - ?f71"/><draw:equation draw:name="f73" draw:formula="?f72 * ?f10"/><draw:equation draw:name="f74" draw:formula="sqrt(?f70 * ?f70 + ?f73 * ?f73 + 0 * 0)"/><draw:equation draw:name="f75" draw:formula="?f10 * ?f10 / ?f74"/><draw:equation draw:name="f76" draw:formula="?f72 * ?f75"/><draw:equation draw:name="f77" draw:formula="?f12 - ?f76"/><draw:equation draw:name="f78" draw:formula="?f69 * ?f75"/><draw:equation draw:name="f79" draw:formula="?f5 - ?f78"/><draw:equation draw:name="f80" draw:formula="?f77 - ?f10"/><draw:equation draw:name="f81" draw:formula="?f79 - ?f10"/><draw:equation draw:name="f82" draw:formula="?f77 + ?f10"/><draw:equation draw:name="f83" draw:formula="?f79 + ?f10"/><draw:equation draw:name="f84" draw:formula="?f64 + ?f2"/><draw:equation draw:name="f85" draw:formula="?f84 * ?f11 / ?f1"/><draw:equation draw:name="f86" draw:formula="0 - ?f85"/><draw:equation draw:name="f87" draw:formula="cos(?f86)"/><draw:equation draw:name="f88" draw:formula="0 - ?f87"/><draw:equation draw:name="f89" draw:formula="?f88 * ?f10"/><draw:equation draw:name="f90" draw:formula="sin(?f86)"/><draw:equation draw:name="f91" draw:formula="0 - ?f90"/><draw:equation draw:name="f92" draw:formula="?f91 * ?f10"/><draw:equation draw:name="f93" draw:formula="sqrt(?f89 * ?f89 + ?f92 * ?f92 + 0 * 0)"/><draw:equation draw:name="f94" draw:formula="?f10 * ?f10 / ?f93"/><draw:equation draw:name="f95" draw:formula="?f91 * ?f94"/><draw:equation draw:name="f96" draw:formula="?f77 + ?f95"/><draw:equation draw:name="f97" draw:formula="?f88 * ?f94"/><draw:equation draw:name="f98" draw:formula="?f79 + ?f97"/><draw:equation draw:name="f99" draw:formula="if(?f20, ?f12, ?f80)"/><draw:equation draw:name="f100" draw:formula="if(?f20, ?f5, ?f81)"/><draw:equation draw:name="f101" draw:formula="if(?f20, ?f12, ?f82)"/><draw:equation draw:name="f102" draw:formula="if(?f20, ?f5, ?f83)"/><draw:equation draw:name="f103" draw:formula="if(?f20, ?f80, ?f96)"/><draw:equation draw:name="f104" draw:formula="if(?f20, ?f81, ?f98)"/><draw:equation draw:name="f105" draw:formula="if(?f20, ?f82, ?f96)"/><draw:equation draw:name="f106" draw:formula="if(?f20, ?f83, ?f98)"/><draw:equation draw:name="f107" draw:formula="0 + ?f20"/><draw:equation draw:name="f108" draw:formula="0 + ?f2"/><draw:equation draw:name="f109" draw:formula="?f108 * ?f11 / ?f1"/><draw:equation draw:name="f110" draw:formula="0 - ?f109"/><draw:equation draw:name="f111" draw:formula="cos(?f110)"/><draw:equation draw:name="f112" draw:formula="0 - ?f111"/><draw:equation draw:name="f113" draw:formula="?f112 * ?f10"/><draw:equation draw:name="f114" draw:formula="sin(?f110)"/><draw:equation draw:name="f115" draw:formula="0 - ?f114"/><draw:equation draw:name="f116" draw:formula="?f115 * ?f10"/><draw:equation draw:name="f117" draw:formula="sqrt(?f113 * ?f113 + ?f116 * ?f116 + 0 * 0)"/><draw:equation draw:name="f118" draw:formula="?f10 * ?f10 / ?f117"/><draw:equation draw:name="f119" draw:formula="?f115 * ?f118"/><draw:equation draw:name="f120" draw:formula="?f4 - ?f119"/><draw:equation draw:name="f121" draw:formula="?f112 * ?f118"/><draw:equation draw:name="f122" draw:formula="?f13 - ?f121"/><draw:equation draw:name="f123" draw:formula="?f120 - ?f10"/><draw:equation draw:name="f124" draw:formula="?f122 - ?f10"/><draw:equation draw:name="f125" draw:formula="?f120 + ?f10"/><draw:equation draw:name="f126" draw:formula="?f122 + ?f10"/><draw:equation draw:name="f127" draw:formula="?f107 + ?f2"/><draw:equation draw:name="f128" draw:formula="?f127 * ?f11 / ?f1"/><draw:equation draw:name="f129" draw:formula="0 - ?f128"/><draw:equation draw:name="f130" draw:formula="cos(?f129)"/><draw:equation draw:name="f131" draw:formula="0 - ?f130"/><draw:equation draw:name="f132" draw:formula="?f131 * ?f10"/><draw:equation draw:name="f133" draw:formula="sin(?f129)"/><draw:equation draw:name="f134" draw:formula="0 - ?f133"/><draw:equation draw:name="f135" draw:formula="?f134 * ?f10"/><draw:equation draw:name="f136" draw:formula="sqrt(?f132 * ?f132 + ?f135 * ?f135 + 0 * 0)"/><draw:equation draw:name="f137" draw:formula="?f10 * ?f10 / ?f136"/><draw:equation draw:name="f138" draw:formula="?f134 * ?f137"/><draw:equation draw:name="f139" draw:formula="?f120 + ?f138"/><draw:equation draw:name="f140" draw:formula="?f131 * ?f137"/><draw:equation draw:name="f141" draw:formula="?f122 + ?f140"/><draw:equation draw:name="f142" draw:formula="if(?f20, ?f4, ?f123)"/><draw:equation draw:name="f143" draw:formula="if(?f20, ?f13, ?f124)"/><draw:equation draw:name="f144" draw:formula="if(?f20, ?f4, ?f125)"/><draw:equation draw:name="f145" draw:formula="if(?f20, ?f13, ?f126)"/><draw:equation draw:name="f146" draw:formula="if(?f20, ?f123, ?f139)"/><draw:equation draw:name="f147" draw:formula="if(?f20, ?f124, ?f141)"/><draw:equation draw:name="f148" draw:formula="if(?f20, ?f125, ?f139)"/><draw:equation draw:name="f149" draw:formula="if(?f20, ?f126, ?f141)"/><draw:equation draw:name="f150" draw:formula="?f2 + ?f20"/><draw:equation draw:name="f151" draw:formula="?f2 + ?f2"/><draw:equation draw:name="f152" draw:formula="?f151 * ?f11 / ?f1"/><draw:equation draw:name="f153" draw:formula="0 - ?f152"/><draw:equation draw:name="f154" draw:formula="cos(?f153)"/><draw:equation draw:name="f155" draw:formula="0 - ?f154"/><draw:equation draw:name="f156" draw:formula="?f155 * ?f10"/><draw:equation draw:name="f157" draw:formula="sin(?f153)"/><draw:equation draw:name="f158" draw:formula="0 - ?f157"/><draw:equation draw:name="f159" draw:formula="?f158 * ?f10"/><draw:equation draw:name="f160" draw:formula="sqrt(?f156 * ?f156 + ?f159 * ?f159 + 0 * 0)"/><draw:equation draw:name="f161" draw:formula="?f10 * ?f10 / ?f160"/><draw:equation draw:name="f162" draw:formula="?f158 * ?f161"/><draw:equation draw:name="f163" draw:formula="?f10 - ?f162"/><draw:equation draw:name="f164" draw:formula="?f155 * ?f161"/><draw:equation draw:name="f165" draw:formula="?f6 - ?f164"/><draw:equation draw:name="f166" draw:formula="?f163 - ?f10"/><draw:equation draw:name="f167" draw:formula="?f165 - ?f10"/><draw:equation draw:name="f168" draw:formula="?f163 + ?f10"/><draw:equation draw:name="f169" draw:formula="?f165 + ?f10"/><draw:equation draw:name="f170" draw:formula="?f150 + ?f2"/><draw:equation draw:name="f171" draw:formula="?f170 * ?f11 / ?f1"/><draw:equation draw:name="f172" draw:formula="0 - ?f171"/><draw:equation draw:name="f173" draw:formula="cos(?f172)"/><draw:equation draw:name="f174" draw:formula="0 - ?f173"/><draw:equation draw:name="f175" draw:formula="?f174 * ?f10"/><draw:equation draw:name="f176" draw:formula="sin(?f172)"/><draw:equation draw:name="f177" draw:formula="0 - ?f176"/><draw:equation draw:name="f178" draw:formula="?f177 * ?f10"/><draw:equation draw:name="f179" draw:formula="sqrt(?f175 * ?f175 + ?f178 * ?f178 + 0 * 0)"/><draw:equation draw:name="f180" draw:formula="?f10 * ?f10 / ?f179"/><draw:equation draw:name="f181" draw:formula="?f177 * ?f180"/><draw:equation draw:name="f182" draw:formula="?f163 + ?f181"/><draw:equation draw:name="f183" draw:formula="?f174 * ?f180"/><draw:equation draw:name="f184" draw:formula="?f165 + ?f183"/><draw:equation draw:name="f185" draw:formula="if(?f20, ?f10, ?f166)"/><draw:equation draw:name="f186" draw:formula="if(?f20, ?f6, ?f167)"/><draw:equation draw:name="f187" draw:formula="if(?f20, ?f10, ?f168)"/><draw:equation draw:name="f188" draw:formula="if(?f20, ?f6, ?f169)"/><draw:equation draw:name="f189" draw:formula="if(?f20, ?f166, ?f182)"/><draw:equation draw:name="f190" draw:formula="if(?f20, ?f167, ?f184)"/><draw:equation draw:name="f191" draw:formula="if(?f20, ?f168, ?f182)"/><draw:equation draw:name="f192" draw:formula="if(?f20, ?f169, ?f184)"/></draw:enhanced-geometry></draw:custom-shape><text:span text:style-name="Police_20_par_20_défaut"><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Windows_x86 LibreOffice_project/7bcb35dc3024a62dea0caee87020152d1ee96e71</meta:generator>
    <dc:title/>
    <meta:creation-date>2021-12-06T22:31:00Z</meta:creation-date>
    <dc:date>2022-06-19T13:40:30.363000000</dc:date>
    <meta:print-date>2021-12-07T14:39:00Z</meta:print-date>
    <meta:editing-cycles>9</meta:editing-cycles>
    <meta:editing-duration>PT1H39M58S</meta:editing-duration>
    <meta:document-statistic meta:table-count="0" meta:image-count="0" meta:object-count="3" meta:page-count="6" meta:paragraph-count="46" meta:word-count="564" meta:character-count="3476" meta:non-whitespace-character-count="2931"/>
    <meta:template xlink:type="simple" xlink:actuate="onRequest" xlink:title="" xlink:href="Normal"/>
  </office:meta>
</office:document-meta>
</file>